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Devanagari1" svg:font-family="'Lohit Devanagari'"/>
    <style:font-face style:name="Liberation Mono" svg:font-family="'Liberation Mono'" style:font-family-generic="modern" style:font-pitch="fixed"/>
    <style:font-face style:name="WenQuanYi Micro Hei Mono" svg:font-family="'WenQuanYi Micro Hei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in" fo:margin-bottom="0.1965in" loext:contextual-spacing="false"/>
    </style:style>
    <style:style style:name="P2" style:family="paragraph" style:parent-style-name="List_20_Heading">
      <style:paragraph-properties fo:margin-top="0in" fo:margin-bottom="0.1965in" loext:contextual-spacing="false"/>
    </style:style>
    <style:style style:name="P3" style:family="paragraph" style:parent-style-name="Standard">
      <style:text-properties officeooo:rsid="00179e4e" officeooo:paragraph-rsid="00179e4e"/>
    </style:style>
    <style:style style:name="P4" style:family="paragraph" style:parent-style-name="Standard">
      <style:text-properties style:text-underline-style="solid" style:text-underline-width="auto" style:text-underline-color="font-color" fo:font-weight="bold" officeooo:rsid="0026a574" officeooo:paragraph-rsid="0026a574" style:font-weight-asian="bold" style:font-weight-complex="bold"/>
    </style:style>
    <style:style style:name="P5" style:family="paragraph" style:parent-style-name="Preformatted_20_Text">
      <style:text-properties fo:color="#a9b7c6" style:font-name="DejaVu Sans Mono" fo:font-size="9pt" officeooo:rsid="00179e4e" officeooo:paragraph-rsid="00179e4e"/>
    </style:style>
    <style:style style:name="P6" style:family="paragraph" style:parent-style-name="Preformatted_20_Text">
      <style:text-properties officeooo:rsid="00179e4e" officeooo:paragraph-rsid="00179e4e"/>
    </style:style>
    <style:style style:name="P7" style:family="paragraph" style:parent-style-name="Standard">
      <style:text-properties officeooo:rsid="00179e4e" officeooo:paragraph-rsid="00179e4e"/>
    </style:style>
    <style:style style:name="P8" style:family="paragraph" style:parent-style-name="Standard">
      <style:text-properties officeooo:rsid="00293a23" officeooo:paragraph-rsid="00293a23"/>
    </style:style>
    <style:style style:name="P9" style:family="paragraph" style:parent-style-name="Standard">
      <style:text-properties style:text-underline-style="solid" style:text-underline-width="auto" style:text-underline-color="font-color" fo:font-weight="bold" officeooo:rsid="00293a23" officeooo:paragraph-rsid="00293a23" style:font-weight-asian="bold" style:font-weight-complex="bold"/>
    </style:style>
    <style:style style:name="P10" style:family="paragraph" style:parent-style-name="Preformatted_20_Text">
      <style:text-properties fo:color="#a9b7c6" style:font-name="DejaVu Sans Mono" fo:font-size="9pt" officeooo:rsid="00293a23" officeooo:paragraph-rsid="00293a23"/>
    </style:style>
    <style:style style:name="P11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/>
    </style:style>
    <style:style style:name="P12" style:family="paragraph" style:parent-style-name="Preformatted_20_Text">
      <style:text-properties fo:color="#000000" style:font-name="DejaVu Sans Mono" fo:font-size="9pt" officeooo:rsid="0029c8fc" officeooo:paragraph-rsid="0029c8fc"/>
    </style:style>
    <style:style style:name="P13" style:family="paragraph" style:parent-style-name="Preformatted_20_Text">
      <loext:graphic-properties draw:fill="solid" draw:fill-color="#2b2b2b" draw:opacity="100%"/>
      <style:paragraph-properties fo:margin-top="0in" fo:margin-bottom="0.1965in" loext:contextual-spacing="false" fo:background-color="#2b2b2b"/>
      <style:text-properties fo:color="#a9b7c6"/>
    </style:style>
    <style:style style:name="T1" style:family="text">
      <style:text-properties fo:color="#cc7832"/>
    </style:style>
    <style:style style:name="T2" style:family="text">
      <style:text-properties fo:color="#cc7832" style:font-name="DejaVu Sans Mono" fo:font-size="9pt"/>
    </style:style>
    <style:style style:name="T3" style:family="text">
      <style:text-properties fo:color="#aa4926"/>
    </style:style>
    <style:style style:name="T4" style:family="text">
      <style:text-properties fo:color="#aa4926" style:font-name="DejaVu Sans Mono" fo:font-size="9pt"/>
    </style:style>
    <style:style style:name="T5" style:family="text">
      <style:text-properties fo:color="#6a8759"/>
    </style:style>
    <style:style style:name="T6" style:family="text">
      <style:text-properties fo:color="#6a8759" style:font-name="DejaVu Sans Mono" fo:font-size="9pt"/>
    </style:style>
    <style:style style:name="T7" style:family="text">
      <style:text-properties fo:color="#ffc66d"/>
    </style:style>
    <style:style style:name="T8" style:family="text">
      <style:text-properties fo:color="#808080"/>
    </style:style>
    <style:style style:name="T9" style:family="text">
      <style:text-properties fo:color="#808080" style:font-name="DejaVu Sans Mono" fo:font-size="9pt"/>
    </style:style>
    <style:style style:name="T10" style:family="text">
      <style:text-properties style:font-name="DejaVu Sans Mono" fo:font-size="9pt"/>
    </style:style>
    <style:style style:name="T11" style:family="text">
      <style:text-properties fo:color="#e8bf6a"/>
    </style:style>
    <style:style style:name="T12" style:family="text">
      <style:text-properties fo:color="#bababa"/>
    </style:style>
    <style:style style:name="T13" style:family="text">
      <style:text-properties fo:color="#a5c261"/>
    </style:style>
    <style:style style:name="T14" style:family="text">
      <style:text-properties officeooo:rsid="002a4712"/>
    </style:style>
    <style:style style:name="T15" style:family="text">
      <style:text-properties officeooo:rsid="002bc6d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bookmark text:name="django.db.models.ForeignKey.limit_choices_to"/><text:span text:style-name="Source_20_Text">ForeignKey.limit_choices_to</text:span><text:a xlink:type="simple" xlink:href="https://docs.djangoproject.com/en/1.11/ref/models/fields/#django.db.models.ForeignKey.limit_choices_to" text:style-name="Internet_20_link" text:visited-style-name="Visited_20_Internet_20_Link">¶</text:a> </text:p>
      <text:p text:style-name="Text_20_body">Sets a limit to the available choices for this field when this field is rendered using a <text:span text:style-name="Source_20_Text">ModelForm</text:span> or the admin (by default, all objects in the queryset are available to choose). Either a dictionary, a <text:a xlink:type="simple" xlink:href="https://docs.djangoproject.com/en/1.11/ref/models/querysets/#django.db.models.Q" text:style-name="Internet_20_link" text:visited-style-name="Visited_20_Internet_20_Link"><text:span text:style-name="Source_20_Text">Q</text:span></text:a> object, or a callable returning a dictionary or <text:a xlink:type="simple" xlink:href="https://docs.djangoproject.com/en/1.11/ref/models/querysets/#django.db.models.Q" text:style-name="Internet_20_link" text:visited-style-name="Visited_20_Internet_20_Link"><text:span text:style-name="Source_20_Text">Q</text:span></text:a> object can be used.</text:p>
      <text:p text:style-name="Text_20_body">For example:</text:p>
      <text:p text:style-name="Preformatted_20_Text">staff_member = models.ForeignKey(</text:p>
      <text:p text:style-name="Preformatted_20_Text"><text:s text:c="4"/>User,</text:p>
      <text:p text:style-name="Preformatted_20_Text"><text:s text:c="4"/>on_delete=models.CASCADE,</text:p>
      <text:p text:style-name="Preformatted_20_Text"><text:s text:c="4"/>limit_choices_to={'is_staff': True},</text:p>
      <text:p text:style-name="P1">)</text:p>
      <text:p text:style-name="Text_20_body">causes the corresponding field on the <text:span text:style-name="Source_20_Text">ModelForm</text:span> to list only <text:span text:style-name="Source_20_Text">Users</text:span> that have <text:span text:style-name="Source_20_Text">is_staff=True</text:span>. This may be helpful in the Django admin.</text:p>
      <text:p text:style-name="Text_20_body">The callable form can be helpful, for instance, when used in conjunction with the Python <text:span text:style-name="Source_20_Text">datetime</text:span> module to limit selections by date range. For example:</text:p>
      <text:p text:style-name="Preformatted_20_Text">def limit_pub_date_choices():</text:p>
      <text:p text:style-name="Preformatted_20_Text"><text:s text:c="4"/>return {'pub_date__lte': datetime.date.utcnow()}</text:p>
      <text:p text:style-name="Preformatted_20_Text"/>
      <text:p text:style-name="P1">limit_choices_to = limit_pub_date_choices</text:p>
      <text:p text:style-name="Text_20_body">If <text:span text:style-name="Source_20_Text">limit_choices_to</text:span> is or returns a <text:a xlink:type="simple" xlink:href="https://docs.djangoproject.com/en/1.11/ref/models/querysets/#django.db.models.Q" text:style-name="Internet_20_link" text:visited-style-name="Visited_20_Internet_20_Link"><text:span text:style-name="Source_20_Text">Q object</text:span></text:a>, which is useful for <text:a xlink:type="simple" xlink:href="https://docs.djangoproject.com/en/1.11/topics/db/queries/#complex-lookups-with-q" text:style-name="Internet_20_link" text:visited-style-name="Visited_20_Internet_20_Link">complex queries</text:a>, then it will only have an effect on the choices available in the admin when the field is not listed in <text:a xlink:type="simple" xlink:href="https://docs.djangoproject.com/en/1.11/ref/contrib/admin/#django.contrib.admin.ModelAdmin.raw_id_fields" text:style-name="Internet_20_link" text:visited-style-name="Visited_20_Internet_20_Link"><text:span text:style-name="Source_20_Text">raw_id_fields</text:span></text:a> in the <text:span text:style-name="Source_20_Text">ModelAdmin</text:span> for the model.</text:p>
      <text:p text:style-name="Text_20_body">Note</text:p>
      <text:p text:style-name="Text_20_body">If a callable is used for <text:span text:style-name="Source_20_Text">limit_choices_to</text:span>, it will be invoked every time a new form is instantiated. It may also be invoked when a model is validated, for example by management commands or the admin. The admin constructs querysets to validate its form inputs in various edge cases multiple times, so there is a possibility your callable may be invoked several times.</text:p>
      <text:p text:style-name="Standard"/>
      <text:p text:style-name="P3">Using profile to get teacher schedule will work something like this:</text:p>
      <text:p text:style-name="P3">&gt;&gt;&gt; ClassSchedule.objects.get(work_date='2019-02-19')</text:p>
      <text:p text:style-name="P3">&lt;ClassSchedule: 2019-02-19&gt;</text:p>
      <text:p text:style-name="P3">&gt;&gt;&gt; c = ClassSchedule.objects.get(work_date='2019-02-19')</text:p>
      <text:p text:style-name="P3">&gt;&gt;&gt; c.user</text:p>
      <text:p text:style-name="P3">&lt;User: Mista_Teacha&gt;</text:p>
      <text:p text:style-name="P3">&gt;&gt;&gt; c.seven_thirty_eight_twenty</text:p>
      <text:p text:style-name="P3">&lt;Profile: Phil&gt;</text:p>
      <text:p text:style-name="P3">&gt;&gt;&gt; c.seven_thirty_eight_twenty.id</text:p>
      <text:p text:style-name="P3">2</text:p>
      <text:p text:style-name="P3">&gt;&gt;&gt; c.seven_thirty_eight_twenty.user</text:p>
      <text:p text:style-name="P3">&lt;User: Phil&gt;</text:p>
      <text:p text:style-name="P3"/>
      <text:p text:style-name="P3">&gt;&gt;&gt; from django.contrib.auth import get_user_model</text:p>
      <text:p text:style-name="P3">&gt;&gt;&gt; User = get_user_model()</text:p>
      <text:p text:style-name="P3">&gt;&gt;&gt; User.objects.get(username='Phil')</text:p>
      <text:p text:style-name="P3">&lt;User: Phil&gt;</text:p>
      <text:p text:style-name="P3"><text:soft-page-break/></text:p>
      <text:p text:style-name="P5">teacher = models.ForeignKey(Profile<text:span text:style-name="T1">, </text:span><text:span text:style-name="T3">limit_choices_to</text:span>={<text:span text:style-name="T5">'teacher'</text:span>: <text:span text:style-name="T1">True</text:span>}<text:span text:style-name="T1">, </text:span><text:span text:style-name="T3">related_name</text:span>=<text:span text:style-name="T5">'teacher_schedule'</text:span>)</text:p>
      <text:p text:style-name="P3"/>
      <text:p text:style-name="P3">Did you rename classschedule.teacher to classschedule.profile (a ForeignKey)? [y/N] y</text:p>
      <text:p text:style-name="P3"/>
      <text:p text:style-name="P6">class Car(models.Model):</text:p>
      <text:p text:style-name="Preformatted_20_Text"><text:s text:c="4"/>manufacturer = models.ForeignKey(</text:p>
      <text:p text:style-name="Preformatted_20_Text"><text:s text:c="8"/>'production.Manufacturer',</text:p>
      <text:p text:style-name="Preformatted_20_Text"><text:s text:c="8"/>on_delete=models.CASCADE,</text:p>
      <text:p text:style-name="P1"><text:s text:c="4"/>)</text:p>
      <text:p text:style-name="P4">Workaround 2.11.2019</text:p>
      <text:p text:style-name="P3">&gt;&gt;&gt; <text:bookmark-start text:name="__DdeLink__213_3273950968"/>from accounts.models import Profile<text:bookmark-end text:name="__DdeLink__213_3273950968"/></text:p>
      <text:p text:style-name="P3">&gt;&gt;&gt; from schedule.models import ClassSchedule</text:p>
      <text:p text:style-name="P3">&gt;&gt;&gt; Profile.objects.get(id=6)</text:p>
      <text:p text:style-name="P3">&lt;Profile: Boney_M&gt;</text:p>
      <text:p text:style-name="P3">&gt;&gt;&gt; ClassSchedule.objects.all()</text:p>
      <text:p text:style-name="P3">&lt;QuerySet [&lt;ClassSchedule: 2019-02-15&gt;, &lt;ClassSchedule: 2019-02-19&gt;, &lt;ClassSchedule: 2019-02-12&gt;]&gt;</text:p>
      <text:p text:style-name="P3">&gt;&gt;&gt; cs = ClassSchedule.objects.get(id=3)</text:p>
      <text:p text:style-name="P3">&gt;&gt;&gt; cd.profile</text:p>
      <text:p text:style-name="P3">&gt;&gt;&gt; cs.profile</text:p>
      <text:p text:style-name="P3">&lt;Profile: Boney_M&gt;</text:p>
      <text:p text:style-name="P3">&gt;&gt;&gt; cs.profile == 'Boney_M'</text:p>
      <text:p text:style-name="P3">False</text:p>
      <text:p text:style-name="P3">&gt;&gt;&gt; str(cs.profile) == 'Boney_M' </text:p>
      <text:p text:style-name="P3">True</text:p>
      <text:p text:style-name="P3">&gt;&gt;&gt; qs = <text:bookmark-start text:name="__DdeLink__215_3273950968"/>ClassSchedule.objects.all()<text:bookmark-end text:name="__DdeLink__215_3273950968"/></text:p>
      <text:p text:style-name="P3">&gt;&gt;&gt; for c in qs:</text:p>
      <text:p text:style-name="P3">... <text:s text:c="4"/>print(c)</text:p>
      <text:p text:style-name="P3">... </text:p>
      <text:p text:style-name="P3">2019-02-15</text:p>
      <text:p text:style-name="P3">2019-02-19</text:p>
      <text:p text:style-name="P3">2019-02-12</text:p>
      <text:p text:style-name="P3">&gt;&gt;&gt; for c in qs:</text:p>
      <text:p text:style-name="P3">... <text:s text:c="4"/>print(c.profile)</text:p>
      <text:p text:style-name="P3">... </text:p>
      <text:p text:style-name="P3">Mista_Teacha</text:p>
      <text:p text:style-name="P3">Mista_Teacha</text:p>
      <text:p text:style-name="P3">Boney_M</text:p>
      <text:p text:style-name="P3">&gt;&gt;&gt; for c in qs:</text:p>
      <text:p text:style-name="P3">... <text:s text:c="4"/>if str(c.profile) == "Mista_Teacha":</text:p>
      <text:p text:style-name="P3">... <text:s text:c="12"/>print(c)</text:p>
      <text:p text:style-name="P3">... </text:p>
      <text:p text:style-name="P3">2019-02-15</text:p>
      <text:p text:style-name="P3">2019-02-19</text:p>
      <text:p text:style-name="P3"/>
      <text:p text:style-name="P9">How to get student profile view:</text:p>
      <text:p text:style-name="P8">New view and url in accounts which returns obj based on a requested profile</text:p>
      <text:p text:style-name="P10"><text:span text:style-name="T1">def </text:span><text:span text:style-name="T7">profile_model_detail_view</text:span>(request<text:span text:style-name="T1">, </text:span><text:span text:style-name="T8">id=None</text:span>):</text:p>
      <text:p text:style-name="P11"><text:s text:c="4"/><text:span text:style-name="T10">current_user = request.user</text:span></text:p>
      <text:p text:style-name="P11"><text:s text:c="4"/><text:span text:style-name="T10">obj = User.objects.get(</text:span><text:span text:style-name="T4">username</text:span><text:span text:style-name="T10">=current_user)</text:span></text:p>
      <text:p text:style-name="P11"><text:s/><text:span text:style-name="T9"># <text:s text:c="2"/>obj = get_object_or_404(Profile, id=id)</text:span></text:p>
      <text:p text:style-name="P11"><text:span text:style-name="T8"><text:s text:c="4"/></text:span><text:span text:style-name="T10">context = {</text:span></text:p>
      <text:p text:style-name="P11"><text:soft-page-break/><text:s text:c="8"/><text:span text:style-name="T6">"object"</text:span><text:span text:style-name="T10">: obj</text:span><text:span text:style-name="T2">,</text:span></text:p>
      <text:p text:style-name="P11"><text:span text:style-name="T1"><text:s text:c="4"/></text:span><text:span text:style-name="T10">}</text:span></text:p>
      <text:p text:style-name="P11"><text:s text:c="4"/><text:span text:style-name="T10">template = </text:span><text:span text:style-name="T6">"accounts/profile-detail-view.html"</text:span></text:p>
      <text:p text:style-name="P13"><text:span text:style-name="T5"><text:s text:c="4"/></text:span><text:span text:style-name="T2">return </text:span><text:span text:style-name="T10">render(request</text:span><text:span text:style-name="T2">, </text:span><text:span text:style-name="T10">template</text:span><text:span text:style-name="T2">, </text:span><text:span text:style-name="T10">context)</text:span></text:p>
      <text:p text:style-name="P12">Like this (need to have profile name/<text:span text:style-name="T15">username</text:span> as part of url<text:span text:style-name="T14">)</text:span>:</text:p>
      <text:p text:style-name="P10"><text:span text:style-name="T11">&lt;a </text:span><text:span text:style-name="T12">href=</text:span><text:span text:style-name="T13">"/scheduling/{{ date.id }}"</text:span><text:span text:style-name="T11">&gt;</text:span>{{ date }}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ohit Devanagari1" svg:font-family="'Lohit Devanagari'"/>
    <style:font-face style:name="Liberation Mono" svg:font-family="'Liberation Mono'" style:font-family-generic="modern" style:font-pitch="fixed"/>
    <style:font-face style:name="WenQuanYi Micro Hei Mono" svg:font-family="'WenQuanYi Micro Hei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WenQuanYi Micro Hei Mono" style:font-family-asian="'WenQuanYi Micro Hei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WenQuanYi Micro Hei Mono" style:font-family-asian="'WenQuanYi Micro Hei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5T20:54:08.816946861</meta:creation-date>
    <dc:date>2019-02-13T17:34:48.095370205</dc:date>
    <meta:editing-duration>PT1H51M29S</meta:editing-duration>
    <meta:editing-cycles>17</meta:editing-cycles>
    <meta:generator>LibreOffice/6.0.7.3$Linux_X86_64 LibreOffice_project/00m0$Build-3</meta:generator>
    <meta:document-statistic meta:table-count="0" meta:image-count="0" meta:object-count="0" meta:page-count="3" meta:paragraph-count="86" meta:word-count="443" meta:character-count="3492" meta:non-whitespace-character-count="3031"/>
  </office:meta>
</office:document-meta>
</file>